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1266" officeooo:paragraph-rsid="00091266"/>
    </style:style>
    <style:style style:name="P2" style:family="paragraph" style:parent-style-name="Text_20_body">
      <style:text-properties officeooo:rsid="0005b8fa" officeooo:paragraph-rsid="0005b8fa"/>
    </style:style>
    <style:style style:name="P3" style:family="paragraph" style:parent-style-name="Text_20_body">
      <style:text-properties officeooo:rsid="00062a84" officeooo:paragraph-rsid="00062a84"/>
    </style:style>
    <style:style style:name="P4" style:family="paragraph" style:parent-style-name="Text_20_body">
      <style:text-properties officeooo:rsid="00087964" officeooo:paragraph-rsid="00087964"/>
    </style:style>
    <style:style style:name="P5" style:family="paragraph" style:parent-style-name="Text_20_body">
      <style:text-properties officeooo:rsid="000afc78" officeooo:paragraph-rsid="000afc78"/>
    </style:style>
    <style:style style:name="P6" style:family="paragraph" style:parent-style-name="Text_20_body">
      <style:text-properties officeooo:rsid="000d86be" officeooo:paragraph-rsid="000d86be"/>
    </style:style>
    <style:style style:name="P7" style:family="paragraph" style:parent-style-name="Text_20_body">
      <style:text-properties officeooo:rsid="000f52dd" officeooo:paragraph-rsid="000f52dd"/>
    </style:style>
    <style:style style:name="P8" style:family="paragraph" style:parent-style-name="Text_20_body">
      <style:text-properties officeooo:paragraph-rsid="00062a84"/>
    </style:style>
    <style:style style:name="P9" style:family="paragraph" style:parent-style-name="Heading_20_3">
      <style:text-properties officeooo:paragraph-rsid="0005b8fa"/>
    </style:style>
    <style:style style:name="P10" style:family="paragraph" style:parent-style-name="Heading_20_4">
      <style:text-properties officeooo:rsid="00091266" officeooo:paragraph-rsid="00091266"/>
    </style:style>
    <style:style style:name="T1" style:family="text">
      <style:text-properties officeooo:rsid="0005b8fa"/>
    </style:style>
    <style:style style:name="T2" style:family="text">
      <style:text-properties officeooo:rsid="00062a84"/>
    </style:style>
    <style:style style:name="T3" style:family="text">
      <style:text-properties officeooo:rsid="00091266"/>
    </style:style>
    <style:style style:name="T4" style:family="text">
      <style:text-properties officeooo:rsid="000f52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T1">1.</text:span> Realiza un cronograma resume cos fitos mais importantes da historia e evolución do deseño web </text:h>
      <text:p text:style-name="P2">199<text:span text:style-name="T2">0: A primeira versión de HTML é creada.</text:span></text:p>
      <text:p text:style-name="P3">1991: A primeira páxina web é publicada</text:p>
      <text:p text:style-name="P3">1992: Súbese a primeira foto á web</text:p>
      <text:p text:style-name="P3">1994: Confórmase o consorcio W3C, para desenvolver estándares como HTML, XML ou CSS</text:p>
      <text:p text:style-name="P3">1996: Aparecen JavaScript, Flash e CSS</text:p>
      <text:p text:style-name="P4">1998: PHP e CSS gañan moita popularidade</text:p>
      <text:p text:style-name="P4">2003: CSS3 sae ao mercado, iniciando o que se chamaría “Web 2.0”</text:p>
      <text:p text:style-name="P4">2008: Coa aparición de móbiles con navegadores coma o iPhone, as webs <text:span text:style-name="T3">a adaptarse a eles</text:span></text:p>
      <text:p text:style-name="P4">2010: Sale HTML5</text:p>
      <text:p text:style-name="P3"/>
      <text:p text:style-name="P8"/>
      <text:h text:style-name="Heading_20_3" text:outline-level="3"><text:span text:style-name="T1">2.</text:span>Atopa a primeira páxina web. Que che chama a atención? </text:h>
      <text:p text:style-name="P2">A primeira páxina web foi <text:a xlink:type="simple" xlink:href="http://info.cern.ch/hypertext/WWW/TheProject.html" text:style-name="Internet_20_link" text:visited-style-name="Visited_20_Internet_20_Link">http://info.cern.ch/hypertext/WWW/TheProject.html</text:a>, creada en 1991 por Tim Berners-Lee. </text:p>
      <text:p text:style-name="P2">Chama a atención de que é unha páxina de texto plano HTML (xa que CSS non <text:span text:style-name="T2">existía</text:span>) e sen imaxes.</text:p>
      <text:p text:style-name="P2"/>
      <text:h text:style-name="Heading_20_3" text:outline-level="3"><text:span text:style-name="T1">3. </text:span>Busca a evolución da páxina www.iessanclemente.net (archive.org/). Realiza polo menos 3 observacións sobre os cambios que se aprecian. </text:h>
      <text:h text:style-name="Heading_20_3" text:outline-level="3">4. Explica en que cambiou o uso dos seguintes elementos no deseño e estrutura Web </text:h>
      <text:h text:style-name="Heading_20_4" text:outline-level="4">Tamaño de pantalla</text:h>
      <text:p text:style-name="P1">Nos anos 90, as maioría das pantallas eran 4:3 e con resolucións baixas. Co paso do tempo isto cambiaría a pantallas wide (16:9) e en resolucións máis altas, como HD e FHD nos ordenadores, e a pantallas verticais nos móbiles <text:span text:style-name="T4">e tablets.</text:span></text:p>
      <text:p text:style-name="P7">Con tantos tipos de resolucións a aspectos, o deseño tivo que volverse máis responsivo e adaptarse a eles. </text:p>
      <text:h text:style-name="P10" text:outline-level="4"><text:soft-page-break/>Estrutura</text:h>
      <text:h text:style-name="Heading_20_4" text:outline-level="4">Aplicacións</text:h>
      <text:h text:style-name="Heading_20_4" text:outline-level="4">Animacións</text:h>
      <text:h text:style-name="Heading_20_4" text:outline-level="4">Enfoque</text:h>
      <text:h text:style-name="Heading_20_4" text:outline-level="4">Páxina de Inicio</text:h>
      <text:h text:style-name="Heading_20_4" text:outline-level="4">Scroll</text:h>
      <text:p text:style-name="P5">Na actualidade emerxeron dúas tendencias dentro do scrolling. </text:p>
      <text:p text:style-name="P5">A primeira é o infinite scrolling, que é unha ténica que vai cargando contido a medida que o visitante movése para abaixo. É moi popular en sitios de noticias, xa que permite aumentar o tempo que o visitante pasa na páxina.</text:p>
      <text:p text:style-name="P5">A segunda é o denominado parallax, que consiste en darlle distintas velocidades de movemento a certos elementos/seccións das páxinas, algunhas veces tamén cambiando o tamaño ou combinandoo con animacións para engadir interés á páxina. É moi empregado nas páxinas de teléfonos ou portátiles.</text:p>
      <text:h text:style-name="Heading_20_4" text:outline-level="4">Iconas</text:h>
      <text:p text:style-name="P1">Ao principio as iconas intentaban imitar a realidade ou mostrar efectos como transparencias, reflexos ou 3D. Co paso do tempo a moda volveuse minimalista, e os iconos evolucionaron a ser o máis planos e básicos posibles.</text:p>
      <text:h text:style-name="Heading_20_4" text:outline-level="4">Imaxes</text:h>
      <text:h text:style-name="Heading_20_4" text:outline-level="4">Video</text:h>
      <text:p text:style-name="P6">Na década dos 2000, os teléfonos móbiles eliminaron a necesidade de ter unha camára para poder capturar vídeo. Isto resultou nun crecemento na popularidade destes, e en torno ao seu maior emprego en páxinas web. </text:p>
      <text:p text:style-name="P6">Cada vez a tecnoloxía medra máis, e a consecuencia de isto, a resolución e a frecuencia de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29:55.311000000</meta:creation-date>
    <meta:generator>LibreOffice/7.3.7.2$Linux_X86_64 LibreOffice_project/30$Build-2</meta:generator>
    <dc:date>2023-09-15T13:54:39.321511916</dc:date>
    <meta:editing-duration>PT1H4M7S</meta:editing-duration>
    <meta:editing-cycles>6</meta:editing-cycles>
    <meta:document-statistic meta:table-count="0" meta:image-count="0" meta:object-count="0" meta:page-count="2" meta:paragraph-count="33" meta:word-count="425" meta:character-count="2564" meta:non-whitespace-character-count="2164"/>
  </office:meta>
</office:document-meta>
</file>